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2.944cm" fo:min-width="19.494cm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11.2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85cm" fo:min-width="6.4cm"/>
      <style:paragraph-properties style:writing-mode="lr-tb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106cm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a933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800080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800080" draw:marker-start="Arrow" draw:marker-start-width="0.459cm" draw:marker-end="Arrow" draw:marker-end-width="0.459cm" svg:stroke-opacity="40%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="Arrow" draw:marker-start-width="0.459cm" draw:marker-end="Arrow" draw:marker-end-width="0.459cm" svg:stroke-opacity="40%" draw:fill="solid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" draw:marker-end-width="0.459cm" svg:stroke-opacity="40%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65cm" fo:min-width="3.9cm"/>
      <style:paragraph-properties style:writing-mode="lr-tb"/>
    </style:style>
    <style:style style:name="gr12" style:family="graphic" style:parent-style-name="standard">
      <style:graphic-properties svg:stroke-width="0.159cm" svg:stroke-color="#2a6099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5.944cm" fo:min-width="19.494cm" fo:padding-top="0.178cm" fo:padding-bottom="0.178cm" fo:padding-left="0.303cm" fo:padding-right="0.303cm"/>
    </style:style>
    <style:style style:name="gr14" style:family="graphic" style:parent-style-name="standard">
      <style:graphic-properties draw:textarea-horizontal-align="justify" draw:textarea-vertical-align="middle" draw:auto-grow-height="false" fo:min-height="2.75cm" fo:min-width="4.7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3.85cm" fo:min-width="6.4cm"/>
      <style:paragraph-properties style:writing-mode="lr-tb"/>
    </style:style>
    <style:style style:name="gr16" style:family="graphic" style:parent-style-name="objectwithoutfill">
      <style:graphic-properties svg:stroke-width="0.106cm" svg:stroke-color="#2a6099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65cm" fo:min-width="4.7cm"/>
      <style:paragraph-properties style:writing-mode="lr-tb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2.05cm" fo:min-width="19.6cm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20" style:family="graphic" style:parent-style-name="objectwithoutfill">
      <style:graphic-properties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2a6099" draw:fill-color="#2a6099" draw:textarea-horizontal-align="justify" draw:textarea-vertical-align="middle" draw:auto-grow-height="false" fo:min-height="4.563cm" fo:min-width="0cm"/>
    </style:style>
    <style:style style:name="gr22" style:family="graphic" style:parent-style-name="objectwithoutfill">
      <style:graphic-properties svg:stroke-width="0.212cm" svg:stroke-color="#2a60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45cm" fo:min-width="2.2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45cm" fo:min-width="2.9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0.45cm" fo:min-width="3.8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0.45cm" fo:min-width="5.9cm"/>
      <style:paragraph-properties style:writing-mode="lr-tb"/>
    </style:style>
    <style:style style:name="gr27" style:family="graphic" style:parent-style-name="objectwithoutfill">
      <style:graphic-properties svg:stroke-width="0.106cm" svg:stroke-color="#00a933" draw:marker-start="Arrow" draw:marker-start-width="0.4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svg:stroke-opacity="100%" draw:fill="solid" draw:fill-color="#ffffff" draw:opacity="100%" draw:textarea-horizontal-align="justify" draw:textarea-vertical-align="middle" draw:auto-grow-height="false" fo:min-height="1.65cm" fo:min-width="4.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113cm" fo:min-width="1.396cm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="Arrowheads_20_3" draw:marker-end-width="0.459cm" draw:fill="solid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solid" draw:fill-color="#ffffff" draw:opacity="100%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cm" svg:height="23.3cm" svg:x="0.796cm" svg:y="2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1.704cm" svg:height="3.6cm" svg:x="8.496cm" svg:y="6.9cm">
          <text:p text:style-name="P2">NGINX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6.9cm" svg:height="3.1cm" svg:x="1.6cm" svg:y="13.8cm">
          <text:p text:style-name="P2">TON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9cm" svg:height="3.1cm" svg:x="13.3cm" svg:y="13.8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9cm" svg:height="3.1cm" svg:x="1.6cm" svg:y="21.1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9cm" svg:height="3.1cm" svg:x="13.3cm" svg:y="21.068cm">
          <text:p text:style-name="P2">Pars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296cm" svg:y1="3.763cm" svg:x2="14.296cm" svg:y2="6.763cm">
          <text:p/>
        </draw:line>
        <draw:connector draw:style-name="gr5" draw:text-style-name="P3" draw:layer="layout" draw:type="curve" draw:line-skew="-0.762cm" svg:x1="14.348cm" svg:y1="10.5cm" svg:x2="16.668cm" svg:y2="13.8cm" draw:start-shape="id1" svg:d="M14348 10500c0 1708 2320 59 2320 3300" svg:viewBox="0 0 2321 3301">
          <text:p/>
        </draw:connector>
        <draw:connector draw:style-name="gr6" draw:text-style-name="P3" draw:layer="layout" draw:type="line" svg:x1="8.5cm" svg:y1="22.65cm" svg:x2="13.3cm" svg:y2="22.618cm" draw:start-shape="id2" draw:start-glue-point="1" draw:end-shape="id3" draw:end-glue-point="3" svg:d="M8500 22650l4800-32" svg:viewBox="0 0 4801 33">
          <text:p/>
        </draw:connector>
        <draw:connector draw:style-name="gr7" draw:text-style-name="P3" draw:layer="layout" draw:type="curve" svg:x1="14.348cm" svg:y1="10.5cm" svg:x2="16.75cm" svg:y2="13.8cm" draw:start-shape="id1" draw:start-glue-point="2" draw:end-shape="id4" svg:d="M14348 10500c0 2475 2402 825 2402 3300" svg:viewBox="0 0 2403 3301">
          <text:p/>
        </draw:connector>
        <draw:connector draw:style-name="gr6" draw:text-style-name="P3" draw:layer="layout" draw:type="curve" draw:line-skew="2.116cm" svg:x1="16.75cm" svg:y1="21.068cm" svg:x2="14.348cm" svg:y2="10.5cm" draw:start-shape="id3" draw:end-shape="id1" svg:d="M16750 21068c0-4752-2402 532-2402-10568" svg:viewBox="0 0 2403 10569">
          <text:p/>
        </draw:connector>
        <draw:connector draw:style-name="gr6" draw:text-style-name="P3" draw:layer="layout" draw:type="curve" draw:line-skew="0.65cm" svg:x1="14.348cm" svg:y1="10.5cm" svg:x2="16.75cm" svg:y2="13.8cm" draw:start-shape="id1" draw:start-glue-point="2" draw:end-shape="id4" svg:d="M14348 10500c0 3450 2402 1800 2402 3300" svg:viewBox="0 0 2403 3301">
          <text:p/>
        </draw:connector>
        <draw:connector draw:style-name="gr8" draw:text-style-name="P3" draw:layer="layout" draw:type="line" svg:x1="8.5cm" svg:y1="15.35cm" svg:x2="13.3cm" svg:y2="15.35cm" draw:start-shape="id5" draw:end-shape="id4" svg:d="M8500 15350h4800" svg:viewBox="0 0 4801 1">
          <text:p/>
        </draw:connector>
        <draw:connector draw:style-name="gr9" draw:text-style-name="P3" draw:layer="layout" draw:type="line" svg:x1="16.75cm" svg:y1="16.9cm" svg:x2="16.75cm" svg:y2="21.068cm" draw:start-shape="id4" draw:end-shape="id3" svg:d="M16750 16900v4168" svg:viewBox="0 0 1 4169">
          <text:p/>
        </draw:connector>
        <draw:line draw:style-name="gr10" draw:text-style-name="P3" draw:layer="layout" svg:x1="16.6cm" svg:y1="13.8cm" svg:x2="16.6cm" svg:y2="1.7cm">
          <text:p/>
        </draw:line>
        <draw:custom-shape draw:style-name="gr11" draw:text-style-name="P4" draw:layer="layout" svg:width="4.4cm" svg:height="1.9cm" svg:x="1.1cm" svg:y="3.4cm">
          <text:p text:style-name="P2">Docker </text:p>
          <text:p text:style-name="P2">compose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4cm" svg:height="1.9cm" svg:x="1.1cm" svg:y="0.4cm">
          <text:p text:style-name="P2">The </text:p>
          <text:p text:style-name="P2">World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96cm" svg:y1="13.763cm" svg:x2="7.296cm" svg:y2="1.363cm">
          <text:p/>
        </draw:line>
      </draw:page>
      <draw:page draw:name="page2" draw:style-name="dp1" draw:master-page-name="Default">
        <draw:custom-shape draw:style-name="gr13" draw:text-style-name="P1" draw:layer="layout" svg:width="20.1cm" svg:height="16.3cm" svg:x="0.796cm" svg:y="8.1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1.704cm" svg:height="3.6cm" svg:x="8.496cm" svg:y="8.527cm">
          <text:p text:style-name="P2">NGINX</text:p>
          <draw:enhanced-geometry svg:viewBox="0 0 21600 21600" draw:type="rectangle" draw:enhanced-path="M 0 0 L 21600 0 21600 21600 0 21600 0 0 Z N"/>
        </draw:custom-shape>
        <draw:custom-shape draw:style-name="gr14" draw:text-style-name="P2" xml:id="id10" draw:id="id10" draw:layer="layout" svg:width="5.2cm" svg:height="3cm" svg:x="1.096cm" svg:y="4.163cm">
          <text:p text:style-name="P2">T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11" draw:id="id11" draw:layer="layout" svg:width="6.9cm" svg:height="4.1cm" svg:x="13.296cm" svg:y="1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6.9cm" svg:height="3.1cm" svg:x="1.6cm" svg:y="21.127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6.9cm" svg:height="3.1cm" svg:x="13.3cm" svg:y="21.095cm">
          <text:p text:style-name="P2">Parser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draw:line-skew="-2.622cm" svg:x1="14.348cm" svg:y1="12.127cm" svg:x2="16.646cm" svg:y2="15.263cm" draw:start-shape="id6" draw:end-shape="id7" draw:end-glue-point="2" svg:d="M14348 12127c0 1600 2298 33 2298 3136" svg:viewBox="0 0 2299 3137">
          <text:p/>
        </draw:connector>
        <draw:connector draw:style-name="gr6" draw:text-style-name="P3" draw:layer="layout" draw:type="line" svg:x1="8.5cm" svg:y1="22.677cm" svg:x2="13.3cm" svg:y2="22.645cm" draw:start-shape="id8" draw:start-glue-point="1" draw:end-shape="id9" draw:end-glue-point="3" svg:d="M8500 22677l4800-32" svg:viewBox="0 0 4801 33">
          <text:p/>
        </draw:connector>
        <draw:line draw:style-name="gr10" draw:text-style-name="P3" xml:id="id7" draw:id="id7" draw:layer="layout" svg:x1="16.596cm" svg:y1="15.263cm" svg:x2="16.696cm" svg:y2="3.363cm">
          <text:p/>
        </draw:line>
        <draw:custom-shape draw:style-name="gr17" draw:text-style-name="P4" draw:layer="layout" svg:width="5.2cm" svg:height="1.9cm" svg:x="1.096cm" svg:y="0.427cm">
          <text:p text:style-name="P2">The </text:p>
          <text:p text:style-name="P2">Wor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0.1cm" svg:height="2.3cm" svg:x="0.796cm" svg:y="25.0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1cm" svg:height="0.7cm" svg:x="0.996cm" svg:y="25.363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0.996cm" svg:y1="26.763cm" svg:x2="3.096cm" svg:y2="26.763cm">
          <text:p/>
        </draw:line>
        <draw:custom-shape draw:style-name="gr21" draw:text-style-name="P8" draw:layer="layout" svg:width="0.7cm" svg:height="5.5cm" svg:x="13.996cm" svg:y="3.06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3" draw:layer="layout" svg:x1="11.696cm" svg:y1="25.763cm" svg:x2="13.796cm" svg:y2="25.763cm">
          <text:p/>
        </draw:line>
        <draw:custom-shape draw:style-name="gr23" draw:text-style-name="P10" draw:layer="layout" svg:width="2.7cm" svg:height="0.7cm" svg:x="17.396cm" svg:y="11.363cm">
          <text:p text:style-name="P9"><text:span text:style-name="T1">Port: 1000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7cm" svg:height="0.7cm" svg:x="17.496cm" svg:y="18.563cm">
          <text:p text:style-name="P9"><text:span text:style-name="T1">Port: 1400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7cm" svg:height="0.7cm" svg:x="5.696cm" svg:y="23.463cm">
          <text:p text:style-name="P9"><text:span text:style-name="T1">Port: 5432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4cm" svg:height="0.7cm" svg:x="2.696cm" svg:y="6.363cm">
          <text:p text:style-name="P9"><text:span text:style-name="T1">Ports: by us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-2cm" svg:x1="6.296cm" svg:y1="5.663cm" svg:x2="13.296cm" svg:y2="17.213cm" draw:start-shape="id10" draw:end-shape="id11" draw:end-glue-point="3" svg:d="M6296 5663h1500v11550h5500" svg:viewBox="0 0 7001 11551">
          <text:p/>
        </draw:connector>
        <draw:custom-shape draw:style-name="gr25" draw:text-style-name="P10" draw:layer="layout" svg:width="4.3cm" svg:height="0.7cm" svg:x="3.596cm" svg:y="25.363cm">
          <text:p text:style-name="P9"><text:span text:style-name="T1">- docker contain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3cm" svg:height="0.7cm" svg:x="3.596cm" svg:y="26.363cm">
          <text:p text:style-name="P9"><text:span text:style-name="T1">- parser connections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3cm" svg:height="0.7cm" svg:x="14.196cm" svg:y="25.363cm">
          <text:p text:style-name="P9"><text:span text:style-name="T1">- API connections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7cm" svg:height="0.7cm" svg:x="11.096cm" svg:y="26.363cm">
          <text:p text:style-name="P9"><text:span text:style-name="T1">Port: 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6.4cm" svg:height="0.7cm" svg:x="14.296cm" svg:y="26.363cm">
          <text:p text:style-name="P9"><text:span text:style-name="T1">- ports inside the containers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line-skew="5.634cm" svg:x1="3.696cm" svg:y1="7.163cm" svg:x2="16.75cm" svg:y2="21.095cm" draw:start-shape="id10" draw:end-shape="id9" draw:end-glue-point="0" svg:d="M3696 7163v12600h13054v1332" svg:viewBox="0 0 13055 13933">
          <text:p/>
        </draw:connector>
        <draw:custom-shape draw:style-name="gr28" draw:text-style-name="P11" draw:layer="layout" svg:width="5.2cm" svg:height="1.9cm" svg:x="1.096cm" svg:y="9.463cm">
          <text:p text:style-name="P2">Docker </text:p>
          <text:p text:style-name="P2">compose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896cm" svg:height="1.363cm" svg:x="13.5cm" svg:y="15.363cm">
          <text:p text:style-name="P2">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896cm" svg:height="1.363cm" svg:x="15.75cm" svg:y="15.363cm">
          <text:p text:style-name="P2">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896cm" svg:height="1.363cm" svg:x="18cm" svg:y="15.363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896cm" svg:height="1.363cm" svg:x="16.9cm" svg:y="16.863cm">
          <text:p text:style-name="P2">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896cm" svg:height="1.363cm" svg:x="14.6cm" svg:y="16.863cm">
          <text:p text:style-name="P2">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3" draw:layer="layout" svg:x1="4.796cm" svg:y1="17.663cm" svg:x2="4.796cm" svg:y2="21.263cm">
          <text:p/>
        </draw:line>
        <draw:line draw:style-name="gr31" draw:text-style-name="P3" draw:layer="layout" svg:x1="4.796cm" svg:y1="17.663cm" svg:x2="13.296cm" svg:y2="17.6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63cm" fo:margin-bottom="0cm" fo:margin-left="0.096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5T12:14:37.545420070</meta:creation-date>
    <dc:date>2023-05-25T03:23:15.383588604</dc:date>
    <meta:editing-duration>PT21H39M33S</meta:editing-duration>
    <meta:editing-cycles>5</meta:editing-cycles>
    <meta:generator>LibreOffice/7.3.7.2$Linux_X86_64 LibreOffice_project/30$Build-2</meta:generator>
    <meta:document-statistic meta:object-count="52"/>
  </office:meta>
</office:document-meta>
</file>